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9102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8" table:default-cell-style-name="Default"/>
        <table:table-column table:style-name="co16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Use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UseIfWet</text:p>
          </table:table-cell>
          <table:table-cell table:style-name="ce1" office:value-type="string" calcext:value-type="string">
            <text:p>nutrientUse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2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2M30S" calcext:value-type="time">
            <text:p>00:02:30</text:p>
          </table:table-cell>
          <table:table-cell table:style-name="ce2" table:number-columns-repeated="2"/>
          <table:table-cell table:style-name="ce2" table:formula="of:=SUMPRODUCT([.E2:.E4]; [.F2:.F4])" office:value-type="float" office:value="75" calcext:value-type="float">
            <text:p>75</text:p>
          </table:table-cell>
          <table:table-cell table:style-name="ce2" table:formula="of:=[.E6]/([.B6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9" calcext:value-type="float">
            <text:p>0.9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3M30S" calcext:value-type="time">
            <text:p>00:03:30</text:p>
          </table:table-cell>
          <table:table-cell table:style-name="ce3" table:number-columns-repeated="2"/>
          <table:table-cell table:style-name="ce3" table:formula="of:=SUMPRODUCT([.E8:.E10]; [.F8:.F10])" office:value-type="float" office:value="105" calcext:value-type="float">
            <text:p>105</text:p>
          </table:table-cell>
          <table:table-cell table:style-name="ce3" table:formula="of:=[.E12]/([.B12] * 86400)" office:value-type="float" office:value="0.5" calcext:value-type="float">
            <text:p>0.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3M20S" calcext:value-type="time">
            <text:p>00:13:20</text:p>
          </table:table-cell>
          <table:table-cell table:style-name="ce2" table:number-columns-repeated="2"/>
          <table:table-cell table:style-name="ce2" table:formula="of:=SUMPRODUCT([.E14:.E16]; [.F14:.F16])" office:value-type="float" office:value="310" calcext:value-type="float">
            <text:p>310</text:p>
          </table:table-cell>
          <table:table-cell table:style-name="ce2" table:formula="of:=[.E18]/([.B18] * 86400)" office:value-type="float" office:value="0.3875" calcext:value-type="float">
            <text:p>0.3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7" calcext:value-type="float">
            <text:p>1.17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0 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5 6 6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5" calcext:value-type="float">
            <text:p>0.0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3" calcext:value-type="float">
            <text:p>1.2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6 7 8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5" calcext:value-type="float">
            <text:p>0.5</text:p>
          </table:table-cell>
          <table:table-cell table:style-name="ce7"/>
          <table:table-cell table:style-name="ce3" table:number-columns-repeated="38"/>
        </table:table-row>
        <table:table-row table:style-name="ro2" table:number-rows-repeated="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5 6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8" calcext:value-type="float">
            <text:p>1.2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 3 3 3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2" calcext:value-type="float">
            <text:p>0.02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2M00S" calcext:value-type="time">
            <text:p>00:02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1" calcext:value-type="float">
            <text:p>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2" calcext:value-type="float">
            <text:p>0.0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5]; [.F94:.F9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94:.E95]; [.F94:.F95])" office:value-type="float" office:value="40" calcext:value-type="float">
            <text:p>40</text:p>
          </table:table-cell>
          <table:table-cell table:style-name="ce3" table:formula="of:=[.E97]/([.B9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Lil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table:number-columns-repeated="14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99:.B100]; [.F99:.F100]))" office:value-type="time" office:time-value="PT00H02M40S" calcext:value-type="time">
            <text:p>00:02:40</text:p>
          </table:table-cell>
          <table:table-cell table:style-name="ce2" table:number-columns-repeated="2"/>
          <table:table-cell table:style-name="ce2" table:formula="of:=SUMPRODUCT([.E99:.E100]; [.F99:.F100])" office:value-type="float" office:value="40" calcext:value-type="float">
            <text:p>40</text:p>
          </table:table-cell>
          <table:table-cell table:style-name="ce2" table:formula="of:=[.E102]/([.B102] * 86400)" office:value-type="float" office:value="0.25" calcext:value-type="float">
            <text:p>0.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table:number-columns-repeated="14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 office:value-type="float" office:value="0.01" calcext:value-type="float">
            <text:p>0.0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4:.B105]; [.F104:.F105]))" office:value-type="time" office:time-value="PT00H02M40S" calcext:value-type="time">
            <text:p>00:02:40</text:p>
          </table:table-cell>
          <table:table-cell table:style-name="ce3" table:number-columns-repeated="2"/>
          <table:table-cell table:style-name="ce3" table:formula="of:=SUMPRODUCT([.E104:.E105]; [.F104:.F105])" office:value-type="float" office:value="40" calcext:value-type="float">
            <text:p>40</text:p>
          </table:table-cell>
          <table:table-cell table:style-name="ce3" table:formula="of:=[.E107]/([.B107] * 86400)" office:value-type="float" office:value="0.25" calcext:value-type="float">
            <text:p>0.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0 0 0 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9:.B111]; [.F109:.F111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09:.E111]; [.F109:.F111])" office:value-type="float" office:value="2300" calcext:value-type="float">
            <text:p>2300</text:p>
          </table:table-cell>
          <table:table-cell table:style-name="ce2" table:formula="of:=[.E112]/([.B112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4:.B121]; [.F114:.F121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4:.E121]; [.F114:.F121])" office:value-type="float" office:value="4200" calcext:value-type="float">
            <text:p>4200</text:p>
          </table:table-cell>
          <table:table-cell table:style-name="ce3" table:formula="of:=[.E122]/([.B122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3:.B125]; [.F123:.F125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3:.E125]; [.F123:.F125])" office:value-type="float" office:value="945" calcext:value-type="float">
            <text:p>945</text:p>
          </table:table-cell>
          <table:table-cell table:style-name="ce3" table:formula="of:=[.E126]/([.B126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7:.B129]; [.F127:.F129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7:.E129]; [.F127:.F129])" office:value-type="float" office:value="945" calcext:value-type="float">
            <text:p>945</text:p>
          </table:table-cell>
          <table:table-cell table:style-name="ce3" table:formula="of:=[.E130]/([.B130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2:.B143]; [.F132:.F143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2:.E143]; [.F132:.F143])" office:value-type="float" office:value="6975" calcext:value-type="float">
            <text:p>6975</text:p>
          </table:table-cell>
          <table:table-cell table:style-name="ce2" table:formula="of:=[.E144]/([.B144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0:.B144]; [.F140:.F144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0:.E143]; [.F140:.F143])" office:value-type="float" office:value="1700" calcext:value-type="float">
            <text:p>1700</text:p>
          </table:table-cell>
          <table:table-cell table:style-name="ce2" table:formula="of:=[.E145]/([.B145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8 9 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6:.B156]; [.F146:.F156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6:.E156]; [.F146:.F156])" office:value-type="float" office:value="3250" calcext:value-type="float">
            <text:p>3250</text:p>
          </table:table-cell>
          <table:table-cell table:style-name="ce3" table:formula="of:=[.E157]/([.B157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4:.B157]; [.F154:.F157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4:.E156]; [.F154:.F156])" office:value-type="float" office:value="750" calcext:value-type="float">
            <text:p>750</text:p>
          </table:table-cell>
          <table:table-cell table:style-name="ce3" table:formula="of:=[.E158]/([.B158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59:.B169]; [.F159:.F169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59:.E169]; [.F159:.F169])" office:value-type="float" office:value="3910" calcext:value-type="float">
            <text:p>3910</text:p>
          </table:table-cell>
          <table:table-cell table:style-name="ce2" table:formula="of:=[.E170]/([.B170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6:.B170]; [.F166:.F170]))" office:value-type="time" office:time-value="PT03H33M20.04525463S" calcext:value-type="time">
            <text:p>03:33:20</text:p>
          </table:table-cell>
          <table:table-cell table:style-name="ce2" table:number-columns-repeated="2"/>
          <table:table-cell table:style-name="ce2" table:formula="of:=SUMPRODUCT([.E166:.E169]; [.F166:.F169])" office:value-type="float" office:value="960" calcext:value-type="float">
            <text:p>960</text:p>
          </table:table-cell>
          <table:table-cell table:style-name="ce2" table:formula="of:=[.E171]/([.B171] * 86400)" office:value-type="float" office:value="0.074999734837092" calcext:value-type="float">
            <text:p>0.074999734837092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22:10:51.3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01T22:11:06.731000000</dc:date>
    <meta:editing-duration>PT22H4M23S</meta:editing-duration>
    <meta:editing-cycles>73</meta:editing-cycles>
    <meta:generator>LibreOffice/6.3.6.2$Windows_X86_64 LibreOffice_project/2196df99b074d8a661f4036fca8fa0cbfa33a497</meta:generator>
    <meta:document-statistic meta:table-count="1" meta:cell-count="1307" meta:object-count="0"/>
  </office:meta>
</office:document-meta>
</file>